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6cm"/>
    </style:style>
    <style:style style:name="ro1" style:family="table-row">
      <style:table-row-properties style:row-height="0.46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.</number:text>
      <number:minutes number:style="long"/>
    </number:time-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3" style:family="table-cell" style:parent-style-name="Default" style:data-style-name="N40"/>
  </office:automatic-styles>
  <office:body>
    <office:spreadsheet>
      <table:table table:name="Foglio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3"/>
        <table:table-column table:style-name="co1" table:number-columns-repeated="9" table:default-cell-style-name="Default"/>
        <table:table-row table:style-name="ro3">
          <table:table-cell office:value-type="string">
            <text:p>cassa</text:p>
          </table:table-cell>
          <table:table-cell office:value-type="string">
            <text:p>ss300_bt_1</text:p>
          </table:table-cell>
          <table:table-cell office:value-type="string">
            <text:p>ss300_bt_2</text:p>
          </table:table-cell>
          <table:table-cell office:value-type="string">
            <text:p>ss300_bt_3</text:p>
          </table:table-cell>
          <table:table-cell office:value-type="string">
            <text:p>note_1a_visita</text:p>
          </table:table-cell>
          <table:table-cell office:value-type="string">
            <text:p>ora insacco</text:p>
          </table:table-cell>
          <table:table-cell office:value-type="string">
            <text:p>ss300_at_1</text:p>
          </table:table-cell>
          <table:table-cell office:value-type="string">
            <text:p>ss300_at_2</text:p>
          </table:table-cell>
          <table:table-cell office:value-type="string">
            <text:p>ss300_at_3</text:p>
          </table:table-cell>
          <table:table-cell office:value-type="string">
            <text:p>note_2a_visita</text:p>
          </table:table-cell>
          <table:table-cell office:value-type="string">
            <text:p>ss300_at2_1</text:p>
          </table:table-cell>
          <table:table-cell office:value-type="string">
            <text:p>ss300_at2_2</text:p>
          </table:table-cell>
          <table:table-cell office:value-type="string">
            <text:p>ss300_at2_3</text:p>
          </table:table-cell>
          <table:table-cell office:value-type="string">
            <text:p>note_3a_visita</text:p>
          </table:table-cell>
          <table:table-cell office:value-type="string">
            <text:p>exp2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time" office:time-value="PT10H17M00S">
            <text:p>10.17</text:p>
          </table:table-cell>
          <table:table-cell table:number-columns-repeated="9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time" office:time-value="PT10H32M00S">
            <text:p>10.32</text:p>
          </table:table-cell>
          <table:table-cell table:number-columns-repeated="9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time" office:time-value="PT10H44M00S">
            <text:p>10.44</text:p>
          </table:table-cell>
          <table:table-cell table:number-columns-repeated="9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time" office:time-value="PT10H57M00S">
            <text:p>10.57</text:p>
          </table:table-cell>
          <table:table-cell table:number-columns-repeated="9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time" office:time-value="PT11H09M00S">
            <text:p>11.09</text:p>
          </table:table-cell>
          <table:table-cell table:number-columns-repeated="9"/>
        </table:table-row>
        <table:table-row table:style-name="ro3"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time" office:time-value="PT11H19M00S">
            <text:p>11.1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time" office:time-value="PT11H32M00S">
            <text:p>11.3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3"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time" office:time-value="PT11H43M00S">
            <text:p>11.4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time" office:time-value="PT11H59M00S">
            <text:p>11.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time" office:time-value="PT12H09M00S">
            <text:p>12.0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3"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time" office:time-value="PT12H20M00S">
            <text:p>12.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time" office:time-value="PT12H31M00S">
            <text:p>12.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3"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time" office:time-value="PT10H51M00S">
            <text:p>10.5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time" office:time-value="PT11H15M00S">
            <text:p>11.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time" office:time-value="PT11H35M00S">
            <text:p>11.3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time" office:time-value="PT12H00M00S">
            <text:p>12.00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float" office:value="17">
            <text:p>1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time" office:time-value="PT12H21M00S">
            <text:p>12.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time" office:time-value="PT12H41M00S">
            <text:p>12.4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time" office:time-value="PT13H05M00S">
            <text:p>13.0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time" office:time-value="PT13H30M00S">
            <text:p>13.3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time" office:time-value="PT09H39M00S">
            <text:p>09.3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time" office:time-value="PT09H54M00S">
            <text:p>09.54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time" office:time-value="PT10H10M00S">
            <text:p>10.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time" office:time-value="PT10H25M00S">
            <text:p>10.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time" office:time-value="PT12H52M00S">
            <text:p>12.52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time" office:time-value="PT13H05M00S">
            <text:p>13.0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3"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time" office:time-value="PT13H18M00S">
            <text:p>13.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time" office:time-value="PT14H23M00S">
            <text:p>14.23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bctr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time" office:time-value="PT14H37M00S">
            <text:p>14.37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time" office:time-value="PT14H50M00S">
            <text:p>14.50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time" office:time-value="PT15H00M00S">
            <text:p>15.00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time" office:time-value="PT10H50M00S">
            <text:p>10.50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time" office:time-value="PT11H22M00S">
            <text:p>11.22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time" office:time-value="PT11H45M00S">
            <text:p>11.45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time" office:time-value="PT12H09M00S">
            <text:p>12.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/>
        </table:table-row>
        <table:table-row table:style-name="ro3">
          <table:table-cell office:value-type="float" office:value="36">
            <text:p>36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time" office:time-value="PT12H30M00S">
            <text:p>12.30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time" office:time-value="PT12H52M00S">
            <text:p>12.52</text:p>
          </table:table-cell>
          <table:table-cell table:number-columns-repeated="3"/>
          <table:table-cell office:value-type="string">
            <text:p>orfana</text:p>
          </table:table-cell>
          <table:table-cell table:number-columns-repeated="5"/>
        </table:table-row>
        <table:table-row table:style-name="ro3">
          <table:table-cell office:value-type="float" office:value="38">
            <text:p>38</text:p>
          </table:table-cell>
          <table:table-cell table:number-columns-repeated="4"/>
          <table:table-cell office:value-type="time" office:time-value="PT13H17M00S">
            <text:p>13.1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time" office:time-value="PT13H56M00S">
            <text:p>13.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float" office:value="40">
            <text:p>40</text:p>
          </table:table-cell>
          <table:table-cell table:number-columns-repeated="4"/>
          <table:table-cell office:value-type="time" office:time-value="PT14H14M00S">
            <text:p>14.14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time" office:time-value="PT14H31M00S">
            <text:p>14.3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float" office:value="42">
            <text:p>42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time" office:time-value="PT14H46M00S">
            <text:p>14.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3"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time" office:time-value="PT15H02M00S">
            <text:p>15.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time" office:time-value="PT15H19M00S">
            <text:p>15.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time" office:time-value="PT15H36M00S">
            <text:p>15.36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time" office:time-value="PT15H52M00S">
            <text:p>15.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time" office:time-value="PT16H07M00S">
            <text:p>16.07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time" office:time-value="PT16H20M00S">
            <text:p>16.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float" office:value="49">
            <text:p>4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quasi blocco</text:p>
          </table:table-cell>
          <table:table-cell/>
        </table:table-row>
        <table:table-row table:style-name="ro3">
          <table:table-cell office:value-type="float" office:value="51">
            <text:p>5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bfb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float" office:value="56">
            <text:p>56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3">
          <table:table-cell office:value-type="float" office:value="57">
            <text:p>57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68">
            <text:p>68</text:p>
          </table:table-cell>
          <table:table-cell office:value-type="float" office:value="113">
            <text:p>113</text:p>
          </table:table-cell>
          <table:table-cell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3">
          <table:table-cell office:value-type="float" office:value="61">
            <text:p>61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float" office:value="64">
            <text:p>64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3">
          <table:table-cell office:value-type="float" office:value="65">
            <text:p>65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float" office:value="70">
            <text:p>70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float" office:value="71">
            <text:p>7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float" office:value="72">
            <text:p>7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bc</text:p>
          </table:table-cell>
          <table:table-cell office:value-type="string">
            <text:p>bctr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/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bctr</text:p>
          </table:table-cell>
        </table:table-row>
        <table:table-row table:style-name="ro3">
          <table:table-cell office:value-type="float" office:value="74">
            <text:p>74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bctr</text:p>
          </table:table-cell>
        </table:table-row>
        <table:table-row table:style-name="ro3"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bctr</text:p>
          </table:table-cell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string">
            <text:p>bctr</text:p>
          </table:table-cell>
        </table:table-row>
        <table:table-row table:style-name="ro3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bctr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rfana</text:p>
          </table:table-cell>
          <table:table-cell table:number-columns-repeated="10"/>
        </table:table-row>
        <table:table-row table:style-name="ro3"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nb</text:p>
          </table:table-cell>
          <table:table-cell office:value-type="string">
            <text:p>nb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rfana</text:p>
          </table:table-cell>
          <table:table-cell table:number-columns-repeated="10"/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orfana</text:p>
          </table:table-cell>
          <table:table-cell table:number-columns-repeated="10"/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bc</text:p>
          </table:table-cell>
          <table:table-cell/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  <table:table-cell office:value-type="string">
            <text:p>bctr</text:p>
          </table:table-cell>
        </table:table-row>
        <table:table-row table:style-name="ro3">
          <table:table-cell office:value-type="float" office:value="84">
            <text:p>84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string">
            <text:p>nb</text:p>
          </table:table-cell>
          <table:table-cell office:value-type="string">
            <text:p>nb</text:p>
          </table:table-cell>
        </table:table-row>
        <table:table-row table:style-name="ro3"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fb</text:p>
          </table:table-cell>
        </table:table-row>
        <table:table-row table:style-name="ro3"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string">
            <text:p>bfb</text:p>
          </table:table-cell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orfana</text:p>
          </table:table-cell>
          <table:table-cell table:number-columns-repeated="10"/>
        </table:table-row>
        <table:table-row table:style-name="ro3">
          <table:table-cell office:value-type="float" office:value="88">
            <text:p>8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fb</text:p>
          </table:table-cell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fb</text:p>
          </table:table-cell>
        </table:table-row>
        <table:table-row table:style-name="ro3">
          <table:table-cell office:value-type="float" office:value="90">
            <text:p>90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bfb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3">
          <table:table-cell office:value-type="float" office:value="92">
            <text:p>9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float" office:value="93">
            <text:p>93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fb</text:p>
          </table:table-cell>
        </table:table-row>
        <table:table-row table:style-name="ro3"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bfb</text:p>
          </table:table-cell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bfb</text:p>
          </table:table-cell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fb</text:p>
          </table:table-cell>
        </table:table-row>
        <table:table-row table:style-name="ro1" table:number-rows-repeated="104847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Foglio2" table:style-name="ta1">
        <table:table-column table:style-name="co1" table:number-columns-repeated="5" table:default-cell-style-name="Default"/>
        <table:table-row table:style-name="ro1"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bc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bc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nb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string">
            <text:p>nb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3">
            <text:p>93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95">
            <text:p>95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2"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quasi blocco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</table:table>
      <table:table table:name="Foglio3" table:style-name="ta1">
        <table:table-column table:style-name="co1" table:number-columns-repeated="5" table:default-cell-style-name="Default"/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quasi blocco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style-name="ce2"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bc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nb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bc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string">
            <text:p>nb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3">
            <text:p>93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5">
            <text:p>95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</table:table>
      <table:database-ranges>
        <table:database-range table:name="__Anonymous_Sheet_DB__2" table:target-range-address="Foglio3.A1:Foglio3.E8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9">09/08/2012</text:date>, <text:time>17.48.3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mberto Vesco</meta:initial-creator>
    <meta:creation-date>2012-06-18T10:35:35</meta:creation-date>
    <dc:date>2012-08-09T17:48:34.03</dc:date>
    <dc:creator>Umberto Vesco</dc:creator>
    <meta:editing-duration>PT2H1M35S</meta:editing-duration>
    <meta:editing-cycles>13</meta:editing-cycles>
    <meta:generator>LibreOffice/3.4$Win32 LibreOffice_project/340m1$Build-502</meta:generator>
    <meta:document-statistic meta:table-count="3" meta:cell-count="1640" meta:object-count="0"/>
  </office:meta>
</office:document-meta>
</file>